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916cm" style:rel-column-width="22806*"/>
    </style:style>
    <style:style style:name="Table1.B" style:family="table-column">
      <style:table-column-properties style:column-width="11.084cm" style:rel-column-width="4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9cm" style:rel-column-width="2046*"/>
    </style:style>
    <style:style style:name="Table2.B" style:family="table-column">
      <style:table-column-properties style:column-width="13.391cm" style:rel-column-width="759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fe03" officeooo:paragraph-rsid="0008fe0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fe03" officeooo:paragraph-rsid="0008fe0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aecc7" officeooo:paragraph-rsid="000aecc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0aecc7" officeooo:paragraph-rsid="0008fe0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aecc7" officeooo:paragraph-rsid="0008fe0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b166a" officeooo:paragraph-rsid="000b166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166a" officeooo:paragraph-rsid="000b166a"/>
    </style:style>
    <style:style style:name="P8" style:family="paragraph" style:parent-style-name="Standard">
      <style:paragraph-properties fo:text-align="start" style:justify-single-word="false"/>
      <style:text-properties officeooo:rsid="000b166a" officeooo:paragraph-rsid="000d1535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aecc7" officeooo:paragraph-rsid="000aecc7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0b166a" officeooo:paragraph-rsid="000b166a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b166a" officeooo:paragraph-rsid="000b166a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b166a" officeooo:paragraph-rsid="000b166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b166a" officeooo:paragraph-rsid="000d153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d1535" officeooo:paragraph-rsid="000d153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ebb8f" officeooo:paragraph-rsid="000ebb8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ffe5f" officeooo:paragraph-rsid="000ffe5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ffe5f" officeooo:paragraph-rsid="000ebb8f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ffe5f" officeooo:paragraph-rsid="000ffe5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0ecb4" officeooo:paragraph-rsid="0010ecb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0be099" officeooo:paragraph-rsid="000b166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e099" officeooo:paragraph-rsid="000be09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fe5f" officeooo:paragraph-rsid="000ffe5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39551" officeooo:paragraph-rsid="00139551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ecb4" officeooo:paragraph-rsid="0010ecb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e9d4" officeooo:paragraph-rsid="0011e9d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42a92" officeooo:paragraph-rsid="00142a92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42a92" officeooo:paragraph-rsid="00142a92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42a92" officeooo:paragraph-rsid="00142a9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437d9" officeooo:paragraph-rsid="001437d9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50fa2" officeooo:paragraph-rsid="00150fa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3f9d" officeooo:paragraph-rsid="00153f9d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53f9d" officeooo:paragraph-rsid="00153f9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5574" officeooo:paragraph-rsid="00165574" style:font-style-asian="normal" style:font-weight-asian="normal" style:font-style-complex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165574" officeooo:paragraph-rsid="0016557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42a92" officeooo:paragraph-rsid="00142a92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437d9" officeooo:paragraph-rsid="001437d9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65574" officeooo:paragraph-rsid="00165574" style:font-style-asian="normal" style:font-weight-asian="bold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rsid="0011e9d4" officeooo:paragraph-rsid="0011e9d4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d1535" style:font-weight-asian="normal" style:font-weight-complex="normal"/>
    </style:style>
    <style:style style:name="T3" style:family="text">
      <style:text-properties style:text-underline-style="none" fo:font-weight="normal" officeooo:rsid="000ebb8f" style:font-weight-asian="normal" style:font-weight-complex="normal"/>
    </style:style>
    <style:style style:name="T4" style:family="text">
      <style:text-properties style:text-underline-style="none" fo:font-weight="bold" officeooo:rsid="000fa734" style:font-weight-asian="bold" style:font-weight-complex="bold"/>
    </style:style>
    <style:style style:name="T5" style:family="text">
      <style:text-properties officeooo:rsid="000ffe5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50f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nours Project Readings Summary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Keyword</text:p>
          </table:table-cell>
          <table:table-cell table:style-name="Table1.B1" office:value-type="string">
            <text:p text:style-name="P9">Meaning</text:p>
          </table:table-cell>
        </table:table-row>
        <table:table-row>
          <table:table-cell table:style-name="Table1.A2" office:value-type="string">
            <text:p text:style-name="P10">APDU</text:p>
          </table:table-cell>
          <table:table-cell table:style-name="Table1.B2" office:value-type="string">
            <text:p text:style-name="P10">Application Data Protocol Unit</text:p>
          </table:table-cell>
        </table:table-row>
        <table:table-row>
          <table:table-cell table:style-name="Table1.A2" office:value-type="string">
            <text:p text:style-name="P10">RSA PKCS #11</text:p>
          </table:table-cell>
          <table:table-cell table:style-name="Table1.B2" office:value-type="string">
            <text:p text:style-name="P10">Encryption standard for chip→ reader </text:p>
          </table:table-cell>
        </table:table-row>
        <table:table-row>
          <table:table-cell table:style-name="Table1.A2" office:value-type="string">
            <text:p text:style-name="P10">REPROVE</text:p>
          </table:table-cell>
          <table:table-cell table:style-name="Table1.B2" office:value-type="string">
            <text:p text:style-name="P10">Reverse Engineering of PROtocols for Verifation</text:p>
          </table:table-cell>
        </table:table-row>
        <table:table-row>
          <table:table-cell table:style-name="Table1.A2" office:value-type="string">
            <text:p text:style-name="P10">ISO 7816</text:p>
          </table:table-cell>
          <table:table-cell table:style-name="Table1.B2" office:value-type="string">
            <text:p text:style-name="P10">The APDU standard for RSA PKCS #1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</table:table-row>
      </table:table>
      <text:p text:style-name="P3"/>
      <text:p text:style-name="P2"/>
      <text:p text:style-name="P22">Section 1 → overview of REPROVE, PKCS #11, ISO 7816, APDU</text:p>
      <text:p text:style-name="P5"/>
      <text:p text:style-name="P6">REPROVE is a program that has been designed to reverse engineer the low level communication between chips and readers. </text:p>
      <text:p text:style-name="P6"/>
      <text:p text:style-name="P6"><text:tab/>Input: APDU trace </text:p>
      <text:p text:style-name="P6"><text:tab/>Output: model of cards implementation of communication protocol</text:p>
      <text:p text:style-name="P6"/>
      <text:p text:style-name="P6">It only uses publically known information to do this.</text:p>
      <text:p text:style-name="P6">The information that is used in order for REPROVE to work are:</text:p>
      <text:list xml:id="list606595373977230628" text:style-name="L1">
        <text:list-item>
          <text:p text:style-name="P12">RSA PKCS #11 → encryption standard</text:p>
        </text:list-item>
        <text:list-item>
          <text:p text:style-name="P12">ISO 7816 → APDU for PKCS #11</text:p>
        </text:list-item>
        <text:list-item>
          <text:p text:style-name="P12">logical inference of semantics of communication data.</text:p>
        </text:list-item>
      </text:list>
      <text:p text:style-name="P6"/>
      <text:p text:style-name="P7"><text:span text:style-name="T1">It works for cards that are manufactured by companies that follow the standards [named above], and also proprietary cards, that have there on encoding of communications data, and do not follow the APDU set out by ISO 7816. </text:span><text:span text:style-name="T4">[They can and often do deviate from the ISO 7816 standard]</text:span></text:p>
      <text:p text:style-name="P6"/>
      <text:p text:style-name="P7"><text:span text:style-name="T1">** </text:span><text:span text:style-name="T3">Vulnerabilites lie in the fact that “man-in-the-middle” attacks are very simple to execute in a normal environment of smart-cards/chip usage. **</text:span></text:p>
      <text:p text:style-name="P6"/>
      <text:p text:style-name="P20">---------------------------------------------------------------------------------------------------------------------</text:p>
      <text:p text:style-name="P20"/>
      <text:p text:style-name="P16"><text:span text:style-name="T6">[figure 2 explains what REPROVE does]</text:span></text:p>
      <text:p text:style-name="P21"/>
      <text:p text:style-name="P14">REPROVE uses logical inference steps to avoid the computation of all possibilities, which is in fact a combinatorial problem. An example given in the text shows that as many as 540 * 86^6. </text:p>
      <text:p text:style-name="P8"><text:span text:style-name="T2">[not feasible to compute]</text:span><text:span text:style-name="T1"> </text:span></text:p>
      <text:p text:style-name="P13"/>
      <text:p text:style-name="P15">Instead REPROVE reverse engineers low level communication steps by automatically aligning byte-wise decomposition. </text:p>
      <text:p text:style-name="P15">[It uses what is expected from RSA PKCS #11 &amp;&amp; ISO 7816 standards].</text:p>
      <text:p text:style-name="P15"/>
      <text:p text:style-name="P15">[PKCS #11 is the most widely used standard for <text:span text:style-name="T5">smart-cards/ chips]</text:span></text:p>
      <text:p text:style-name="P17">--------------------------------------------------------------------------------------------------------------------</text:p>
      <text:p text:style-name="P16">If an APDU''s comprimised in an attack, access to the following maybe possible:</text:p>
      <text:list xml:id="list6390251473011742193" text:style-name="L2">
        <text:list-item>
          <text:p text:style-name="P18">private keys</text:p>
        </text:list-item>
        <text:list-item>
          <text:p text:style-name="P18">session tokens</text:p>
        </text:list-item>
        <text:list-item>
          <text:p text:style-name="P18">sensitive encrypted data</text:p>
        </text:list-item>
        <text:list-item>
          <text:p text:style-name="P18">Allow authentication without actually being authenticated</text:p>
        </text:list-item>
      </text:list>
      <text:p text:style-name="P22"><text:soft-page-break/>Section 2 → overview of PKCS #11</text:p>
      <text:p text:style-name="P16"/>
      <text:p text:style-name="P19">PKCS # 11 → specifies ANSI C API called <text:span text:style-name="T6">Cryptoki</text:span></text:p>
      <text:p text:style-name="P24"/>
      <text:p text:style-name="P25">Functions that have been sucessfully reversed engineered by REPROVE:</text:p>
      <text:p text:style-name="P23">[go to page 3 of reading to find what each function actually does!!!!]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c_login</text:p>
          </table:table-cell>
          <table:table-cell table:style-name="Table2.B1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generateKey</text:p>
          </table:table-cell>
          <table:table-cell table:style-name="Table2.B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sign</text:p>
          </table:table-cell>
          <table:table-cell table:style-name="Table2.B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findObjectInit</text:p>
          </table:table-cell>
          <table:table-cell table:style-name="Table2.B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findObjects</text:p>
          </table:table-cell>
          <table:table-cell table:style-name="Table2.B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getAttributes</text:p>
          </table:table-cell>
          <table:table-cell table:style-name="Table2.B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wrapKey</text:p>
          </table:table-cell>
          <table:table-cell table:style-name="Table2.B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encrpyt</text:p>
          </table:table-cell>
          <table:table-cell table:style-name="Table2.B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9">c_unwrapKey</text:p>
          </table:table-cell>
          <table:table-cell table:style-name="Table2.B2" office:value-type="string">
            <text:p text:style-name="P38"/>
          </table:table-cell>
        </table:table-row>
      </table:table>
      <text:p text:style-name="P25"/>
      <text:p text:style-name="P35">ISO/IEC 7816 <text:s/>[APDU of PKCS #11]</text:p>
      <text:p text:style-name="P26"/>
      <text:p text:style-name="P35">SMART CARD / CHIP <text:tab/><text:tab/>COMMAND LAYOUT</text:p>
      <text:p text:style-name="P26">- 4 byte header (32 bits)</text:p>
      <text:list xml:id="list5030550718686393609" text:style-name="L4">
        <text:list-item>
          <text:p text:style-name="P27">cla → type of commands [proprietary or standard]</text:p>
        </text:list-item>
        <text:list-item>
          <text:p text:style-name="P27">Ins → specific command [like an opcode]</text:p>
        </text:list-item>
        <text:list-item>
          <text:p text:style-name="P27">P1</text:p>
          <text:p text:style-name="P27"><text:s text:c="7"/>→ instruction parameters</text:p>
        </text:list-item>
        <text:list-item>
          <text:p text:style-name="P27">P2</text:p>
        </text:list-item>
      </text:list>
      <text:p text:style-name="P26"/>
      <text:p text:style-name="P26">- optional body, with fields</text:p>
      <text:list xml:id="list7442767167013352964" text:style-name="L5">
        <text:list-item>
          <text:p text:style-name="P28">Lc → number of bytes in the data field</text:p>
        </text:list-item>
        <text:list-item>
          <text:p text:style-name="P28">Data → data to be sent to the reader</text:p>
        </text:list-item>
        <text:list-item>
          <text:p text:style-name="P28">Le → number of expected bytes in response message</text:p>
        </text:list-item>
      </text:list>
      <text:p text:style-name="P26"/>
      <text:p text:style-name="P36">READER <text:tab/><text:tab/><text:tab/>COMMAND LAYOUT</text:p>
      <text:p text:style-name="P29">- <text:span text:style-name="T7">optional body</text:span></text:p>
      <text:p text:style-name="P29">- <text:span text:style-name="T7">response data</text:span></text:p>
      <text:p text:style-name="P29"/>
      <text:p text:style-name="P29">- <text:span text:style-name="T7">Trailing 2 bytes</text:span></text:p>
      <text:list xml:id="list7372550013757912511" text:style-name="L6">
        <text:list-item>
          <text:p text:style-name="P30">SW1</text:p>
          <text:list>
            <text:list-header>
              <text:p text:style-name="P30"><text:s text:c="3"/>→ encodes expected status of card after processing the particular response message</text:p>
            </text:list-header>
          </text:list>
        </text:list-item>
        <text:list-item>
          <text:p text:style-name="P30">SW2</text:p>
        </text:list-item>
      </text:list>
      <text:p text:style-name="P26">------------------------------------------------------------------------------------------------------------------------</text:p>
      <text:p text:style-name="P26"/>
      <text:p text:style-name="P31">A command can:</text:p>
      <text:list xml:id="list6866541789338737339" text:style-name="L7">
        <text:list-item>
          <text:p text:style-name="P32">send data to the card</text:p>
        </text:list-item>
        <text:list-item>
          <text:p text:style-name="P32">expect data from card</text:p>
        </text:list-item>
        <text:list-item>
          <text:p text:style-name="P32">both of the above </text:p>
        </text:list-item>
        <text:list-item>
          <text:p text:style-name="P32">none of the above</text:p>
        </text:list-item>
      </text:list>
      <text:p text:style-name="P31"/>
      <text:p text:style-name="P31">* Variable length responses [depends on the command!!] → example given table 1 PAGE 4.</text:p>
      <text:p text:style-name="P37"><text:soft-page-break/>HONOURS PROJECT </text:p>
      <text:p text:style-name="P33">likely to surround points 1 &amp; 2 PAGE 4.</text:p>
      <text:p text:style-name="P33"/>
      <text:p text:style-name="P33">2.3 THREAT MODEL</text:p>
      <text:list xml:id="list9067285322390207374" text:style-name="L9">
        <text:list-item>
          <text:p text:style-name="P34">authenticate by compromising the C_logIn function and exploit their credentials to perform unauthorized operations and steal senstive data e.g., keys, and/or</text:p>
        </text:list-item>
        <text:list-item>
          <text:p text:style-name="P34">send a sequence of APDU commands that lead to sensitive information leakage by repeating the same operations initiated by the API calls during the execution of a cryptographic function.</text:p>
        </text:list-item>
      </text:list>
      <text:p text:style-name="P26"/>
      <text:p text:style-name="P16"/>
      <text:p text:style-name="P16"/>
      <text:p text:style-name="P22">Section 3 → APDU layer &amp; its interconnection to PKCS #11</text:p>
      <text:p text:style-name="P16"/>
      <text:p text:style-name="P16"/>
      <text:p text:style-name="P16"/>
      <text:p text:style-name="P22">Section 4 → evaluation of accuracy of REPROVE</text:p>
      <text:p text:style-name="P16"/>
      <text:p text:style-name="P16"/>
      <text:p text:style-name="P16"/>
      <text:p text:style-name="P22">Section 5 → summary / conclusion</text:p>
      <text:p text:style-name="P16"/>
      <text:p text:style-name="P1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saadouni </meta:initial-creator>
    <meta:creation-date>2016-09-20T11:02:04.463511833</meta:creation-date>
    <dc:date>2016-09-20T11:48:48.568259505</dc:date>
    <dc:creator>nsaadouni </dc:creator>
    <meta:editing-duration>PT36M3S</meta:editing-duration>
    <meta:editing-cycles>17</meta:editing-cycles>
    <meta:generator>LibreOffice/5.0.6.2$Linux_X86_64 LibreOffice_project/00m0$Build-2</meta:generator>
    <meta:document-statistic meta:table-count="2" meta:image-count="0" meta:object-count="0" meta:page-count="3" meta:paragraph-count="82" meta:word-count="588" meta:character-count="3786" meta:non-whitespace-character-count="3276"/>
  </office:meta>
</office:document-meta>
</file>